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NQxpv3neT5d8KZjanmbV4J1JKLhAim01BJq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5:48:15.111225656</meta:creation-date>
    <dc:date>2024-11-07T15:50:07.199554161</dc:date>
    <meta:editing-duration>PT1M5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5.2$Linux_X86_64 LibreOffice_project/420$Build-2</meta:generator>
  </office:meta>
</office:document-meta>
</file>